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DengXian Light" svg:font-family="DengXian Light" style:font-family-generic="roman" svg:panose-1="0 0 0 0 0 0 0 0 0 0"/>
    <style:font-face style:name="Calibri Light" svg:font-family="Calibri Light" style:font-family-generic="swiss" style:font-pitch="variable" svg:panose-1="2 15 3 2 2 2 4 3 2 4"/>
    <style:font-face style:name="DengXian" svg:font-family="DengXian" style:font-family-generic="modern" style:font-pitch="fixed" svg:panose-1="2 1 6 0 3 1 1 1 1 1"/>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fo:margin-left="0.3in" fo:text-indent="-0.3in">
        <style:tab-stops/>
      </style:paragraph-properties>
    </style:style>
    <style:style style:name="P2" style:parent-style-name="Textbody" style:family="paragraph">
      <style:paragraph-properties fo:break-before="page"/>
    </style:style>
    <style:style style:name="P3" style:parent-style-name="Textbody" style:list-style-name="LFO2" style:family="paragraph"/>
    <style:style style:name="P4" style:parent-style-name="Textbody" style:list-style-name="LFO2" style:family="paragraph"/>
    <style:style style:name="P5" style:parent-style-name="Textbody" style:list-style-name="LFO2" style:family="paragraph"/>
    <style:style style:name="P6" style:parent-style-name="Textbody" style:list-style-name="LFO2" style:family="paragraph"/>
    <style:style style:name="P7" style:parent-style-name="Textbody" style:list-style-name="LFO2" style:family="paragraph"/>
    <style:style style:name="P8" style:parent-style-name="Textbody" style:list-style-name="LFO2" style:family="paragraph"/>
    <style:style style:name="P9" style:parent-style-name="Textbody" style:list-style-name="LFO3" style:family="paragraph"/>
    <style:style style:name="P10" style:parent-style-name="Textbody" style:list-style-name="LFO3" style:family="paragraph"/>
    <style:style style:name="P11" style:parent-style-name="Textbody" style:list-style-name="LFO3" style:family="paragraph"/>
    <style:style style:name="P12" style:parent-style-name="Textbody" style:list-style-name="LFO3" style:family="paragraph"/>
    <style:style style:name="P13" style:parent-style-name="Textbody" style:list-style-name="LFO3" style:family="paragraph"/>
    <style:style style:name="P14" style:parent-style-name="Textbody" style:list-style-name="LFO3" style:family="paragraph"/>
    <style:style style:name="T15" style:parent-style-name="DefaultParagraphFont" style:family="text">
      <style:text-properties style:text-position="super 66.6%"/>
    </style:style>
  </office:automatic-styles>
  <office:body>
    <office:text text:use-soft-page-breaks="true">
      <text:h text:style-name="P1" text:outline-level="1"/>
      <text:p text:style-name="P2"/>
      <text:h text:style-name="Heading1" text:outline-level="1">Abstract</text:h>
      <text:p text:style-name="Textbody">Distributed rendering is a rendering technique where multiple computers render parts of an image so they can be composed into a single, final one. This way, the computational cost on the side of the renderer is decreased since only a small viewport, compared to the final image, is rendered. Two popular graphics acceleration APIs are OpenGL and the relatively new Vulkan. In this dissertation a distributed rendering system using the two APIs in order to compare them in terms of efficiency, is developed. For this, a client-server model of communication,<text:s/>where the clients render parts of the final image and the server constructs the final image using the clients' subparts, is incorporated. For the client a deferred shading graphics engine<text:s/>is implemented<text:s/>and both the client and the server will have the option to use OpenGL or Vulkan as the underlying technology. The results of the experiment will be the average frametimes for each scenario and will be compared with each other to determine if there is a correlation between the underlying API and the frametimes.</text:p>
      <text:h text:style-name="Heading1" text:outline-level="1">Preface</text:h>
      <text:p text:style-name="Textbody">This dissertation will present a comparison analysis between two graphics acceleration APIs, namely OpenGL and Vulkan for their efficiency in a distributed environment. Additional tests will take place regarding the different resolutions, compression and number of clients.</text:p>
      <text:p text:style-name="Textbody">The main milestones of the project are the following:</text:p>
      <text:list text:style-name="LFO2" text:continue-numbering="true">
        <text:list-item>
          <text:p text:style-name="P3">Literature review</text:p>
        </text:list-item>
        <text:list-item>
          <text:p text:style-name="P4">Design a network communication scheme</text:p>
        </text:list-item>
        <text:list-item>
          <text:p text:style-name="P5">Design an abstraction layer for the graphics engine</text:p>
        </text:list-item>
        <text:list-item>
          <text:p text:style-name="P6">Implement the applications</text:p>
        </text:list-item>
        <text:list-item>
          <text:p text:style-name="P7">Perform experiment</text:p>
        </text:list-item>
        <text:list-item>
          <text:p text:style-name="P8">Analyze experiment results</text:p>
        </text:list-item>
      </text:list>
      <text:p text:style-name="Textbody">The dissertation is organized in the following sections:</text:p>
      <text:list text:style-name="LFO3" text:continue-numbering="true">
        <text:list-item>
          <text:p text:style-name="P9">Critical context</text:p>
        </text:list-item>
        <text:list-item>
          <text:p text:style-name="P10">Methods</text:p>
        </text:list-item>
        <text:list-item>
          <text:p text:style-name="P11">Evaluation</text:p>
        </text:list-item>
        <text:list-item>
          <text:p text:style-name="P12">Conclusion</text:p>
        </text:list-item>
        <text:list-item>
          <text:p text:style-name="P13">Further work</text:p>
        </text:list-item>
        <text:list-item>
          <text:p text:style-name="P14">Bibliography</text:p>
        </text:list-item>
      </text:list>
      <text:h text:style-name="Heading1" text:outline-level="1">Critical Context</text:h>
      <text:p text:style-name="Textbody">This dissertation involves<text:s/>rendering a scene using deferred shading as the main drawing method. It requires<text:s/>a distributed setup where clients render parts of an image that are<text:s/>compiled<text:s/>into the final result.<text:s/>In<text:s/>this section, modern deferred shading and previous work for distributed rendering is presented. Moreover, this section discusses the tools and 3<text:span text:style-name="T15">rd</text:span><text:s/>party libraries which will be used for the project.</text:p>
      <text:soft-page-break/>
      <text:h text:style-name="Heading2" text:outline-level="2">Deferred Shading</text:h>
      <text:h text:style-name="Heading2" text:outline-level="2">Distributed Rendering</text:h>
      <text:h text:style-name="Heading2" text:outline-level="2">Development framework</text:h>
      <text:h text:style-name="Heading3" text:outline-level="3">Programming language</text:h>
      <text:h text:style-name="Heading3" text:outline-level="3">Compiler</text:h>
      <text:h text:style-name="Heading3" text:outline-level="3">Code editor - Debugger tool</text:h>
      <text:h text:style-name="Heading3" text:outline-level="3">Version control</text:h>
      <text:h text:style-name="Heading3" text:outline-level="3">Project directory structure</text:h>
      <text:h text:style-name="Heading2" text:outline-level="2">Third party libraries</text:h>
      <text:h text:style-name="Heading3" text:outline-level="3">Asio</text:h>
      <text:p text:style-name="Textbody">Since the project will make use of the network to communicate, a library that supports this kind of capabilities is required. The library that was chosen for this is<text:s/>Asio.</text:p>
      <text:p text:style-name="Textbody">The main reason this library is chosen, is because it is<text:s/>originally developed as part of<text:s/>Boost<text:s/>C++ Library<text:s/>which is known<text:s/>to be mature and stable. Apart from that it also provides a consistent, asynchronous<text:s/>communication model which will make it easy to send large network messages without halting the application.<text:s/>ASIO_REFERENCE</text:p>
      <text:p text:style-name="Textbody">Because it is written in C++ and cross-platform it serves as an excellent choice for solving the project’s network requirements.<text:s/></text:p>
      <text:p text:style-name="Textbody">Asio is released under the “boost software license”.</text:p>
      <text:h text:style-name="Heading3" text:outline-level="3">Assimp</text:h>
      <text:p text:style-name="Textbody">The developed graphics engine loads<text:s/>models<text:s/>in order to render them on screen.<text:s/>Developing a custom library to load the required meshes is<text:s/>too costly in terms of time and introduces the probability of error. Open Asset Import Library (Assimp) is a C++ library that loads<text:s/>3D meshes in a single data structure. ASSIMP_REFERENCE That way the mesh handling is decoupled from the 3D mesh file type.</text:p>
      <text:p text:style-name="Textbody">The reasoning behind this choice is that it is written in C++ and that according to the website it is being developed for almost 10 years, since 2008. ASSIMP_REFERENCE.<text:s/>This<text:s/>indicates a good level of maturity and stability.</text:p>
      <text:p text:style-name="Textbody">Assimp is released under the BSD license.</text:p>
      <text:h text:style-name="Heading3" text:outline-level="3">Freeimage</text:h>
      <text:p text:style-name="Textbody">Loading models on the<text:s/>graphics engine is coupled with<text:s/>loading textures. This is the reason there is the need for a library that enables applications to load and use 2D textures.<text:s/>Just like Assimp, Freeimage decouples the image file type from the image data handling. It supports popular image formats<text:s/>like PNG, BMP, JPEG and TIFF. FREEIMAGE_REFERENCE.</text:p>
      <text:p text:style-name="Textbody">For the project itself, it is important to be able to load 32bit RGBA images like PNG files and FreeImage handles this properly.</text:p>
      <text:soft-page-break/>
      <text:p text:style-name="Textbody">FreeImage is released under GPLv3.</text:p>
      <text:h text:style-name="Heading3" text:outline-level="3">Glm</text:h>
      <text:p text:style-name="Textbody"/>
      <text:h text:style-name="Heading3" text:outline-level="3">Lz4</text:h>
      <text:p text:style-name="Textbody"/>
      <text:h text:style-name="Heading1" text:outline-level="1"><text:s/>Methods</text:h>
      <text:h text:style-name="Heading2" text:outline-level="2">Requirements</text:h>
      <text:h text:style-name="Heading2" text:outline-level="2">Design</text:h>
      <text:h text:style-name="Heading3" text:outline-level="3">Network</text:h>
      <text:h text:style-name="Heading3" text:outline-level="3">Scene management</text:h>
      <text:h text:style-name="Heading3" text:outline-level="3">Render control</text:h>
      <text:h text:style-name="Heading2" text:outline-level="2">Implementation details</text:h>
      <text:h text:style-name="Heading3" text:outline-level="3">OpenGL</text:h>
      <text:h text:style-name="Heading3" text:outline-level="3">Vulkan</text:h>
      <text:h text:style-name="Heading1" text:outline-level="1">Evaluation</text:h>
      <text:h text:style-name="Heading2" text:outline-level="2">Testing scenarios and results</text:h>
      <text:h text:style-name="Heading2" text:outline-level="2">Analysis – Results discussion</text:h>
      <text:h text:style-name="Heading1" text:outline-level="1">Conclusion</text:h>
      <text:h text:style-name="Heading1" text:outline-level="1">Further work</text:h>
      <text:h text:style-name="Heading1" text:outline-level="1">Bibliography</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DengXian Light" svg:font-family="DengXian Light" style:font-family-generic="roman" svg:panose-1="0 0 0 0 0 0 0 0 0 0"/>
    <style:font-face style:name="Calibri Light" svg:font-family="Calibri Light" style:font-family-generic="swiss" style:font-pitch="variable" svg:panose-1="2 15 3 2 2 2 4 3 2 4"/>
    <style:font-face style:name="DengXian" svg:font-family="DengXian" style:font-family-generic="modern" style:font-pitch="fixed"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left="0.7in">
        <style:tab-stops/>
      </style:paragraph-properties>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G-Bizelis, Stavros</dc:creator>
    <meta:creation-date>2009-04-16T11:32:00Z</meta:creation-date>
    <dc:date>2018-08-23T17:17:00Z</dc:date>
    <meta:template xlink:href="CAEACDDB" xlink:type="simple"/>
    <meta:editing-cycles>50</meta:editing-cycles>
    <meta:editing-duration>PT26700S</meta:editing-duration>
    <meta:user-defined meta:name="Info 1"/>
    <meta:user-defined meta:name="Info 2"/>
    <meta:user-defined meta:name="Info 3"/>
    <meta:user-defined meta:name="Info 4"/>
    <meta:document-statistic meta:page-count="4" meta:paragraph-count="8" meta:word-count="663" meta:character-count="4438" meta:row-count="31" meta:non-whitespace-character-count="3783"/>
  </office:meta>
</office:document-meta>
</file>